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Google Sans Code" svg:font-family="'Google Sans Code'"/>
    <style:font-face style:name="Google Sans Text" svg:font-family="'Google Sans Text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9118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91181" officeooo:paragraph-rsid="00091181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91181" officeooo:paragraph-rsid="00091181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91181" officeooo:paragraph-rsid="0009118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Google Sans Text" fo:font-size="12pt" fo:letter-spacing="normal" fo:font-style="normal" fo:font-weight="normal" officeooo:rsid="000980d2" officeooo:paragraph-rsid="000980d2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Google Sans Text" fo:font-size="12pt" fo:letter-spacing="normal" fo:font-style="normal" fo:font-weight="normal" officeooo:rsid="000a5fe5" officeooo:paragraph-rsid="000a5fe5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Google Sans Text" fo:font-size="12pt" fo:letter-spacing="normal" fo:font-style="normal" fo:font-weight="bold" officeooo:rsid="00091181" officeooo:paragraph-rsid="00091181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Google Sans Text" fo:font-size="12pt" fo:letter-spacing="normal" fo:font-style="normal" fo:font-weight="bold" officeooo:rsid="000980d2" officeooo:paragraph-rsid="000980d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Google Sans Text" fo:font-size="18pt" fo:letter-spacing="normal" fo:font-style="italic" style:text-underline-style="solid" style:text-underline-width="auto" style:text-underline-color="font-color" fo:font-weight="bold" officeooo:rsid="00091181" officeooo:paragraph-rsid="00091181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303030" loext:opacity="100%" style:font-name="Calibri1" fo:font-size="18pt" fo:letter-spacing="normal" fo:font-style="italic" style:text-underline-style="solid" style:text-underline-width="auto" style:text-underline-color="font-color" fo:font-weight="bold" officeooo:rsid="000a5fe5" officeooo:paragraph-rsid="000a5fe5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Calibri1" fo:font-size="18pt" fo:letter-spacing="normal" fo:font-style="italic" style:text-underline-style="solid" style:text-underline-width="auto" style:text-underline-color="font-color" fo:font-weight="bold" officeooo:rsid="00091181" officeooo:paragraph-rsid="00091181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03030" loext:opacity="100%" style:font-name="Calibri1" fo:font-size="12pt" fo:letter-spacing="normal" fo:font-style="normal" fo:font-weight="bold" officeooo:rsid="00091181" officeooo:paragraph-rsid="00091181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0091181" officeooo:paragraph-rsid="00091181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5pt" officeooo:rsid="00091181" officeooo:paragraph-rsid="00091181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5pt" fo:letter-spacing="normal" fo:font-weight="bold" officeooo:rsid="00091181" officeooo:paragraph-rsid="00091181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5pt" fo:font-weight="bold" officeooo:rsid="00091181" officeooo:paragraph-rsid="00091181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style:font-name="Calibri1" fo:letter-spacing="normal"/>
    </style:style>
    <style:style style:name="P19" style:family="paragraph" style:parent-style-name="Standard">
      <style:paragraph-properties fo:margin-top="0in" fo:margin-bottom="0.1965in" style:contextual-spacing="false"/>
      <style:text-properties style:font-name="Calibri1" fo:letter-spacing="normal"/>
    </style:style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in" fo:margin-bottom="0in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in" fo:margin-bottom="0in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top="0in" fo:margin-bottom="0in" style:contextual-spacing="false"/>
    </style:style>
    <style:style style:name="P27" style:family="paragraph" style:parent-style-name="Text_20_body" style:list-style-name="L8"/>
    <style:style style:name="P28" style:family="paragraph" style:parent-style-name="Text_20_body" style:list-style-name="L8">
      <style:paragraph-properties fo:margin-top="0in" fo:margin-bottom="0in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in" fo:margin-bottom="0in" style:contextual-spacing="false"/>
    </style:style>
    <style:style style:name="P31" style:family="paragraph" style:parent-style-name="Text_20_body" style:list-style-name="L10"/>
    <style:style style:name="P32" style:family="paragraph" style:parent-style-name="Text_20_body" style:list-style-name="L10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303030" loext:opacity="100%" style:font-name="Google Sans Text" fo:font-size="12pt" fo:letter-spacing="normal" fo:font-style="normal" fo:font-weight="bold" officeooo:rsid="00091181" officeooo:paragraph-rsid="00091181" style:font-size-asian="13.1000003814697pt" style:font-weight-asian="bold" style:font-size-complex="15pt" style:font-weight-complex="bold"/>
    </style:style>
    <style:style style:name="P34" style:family="paragraph" style:parent-style-name="Text_20_body" style:list-style-name="L17">
      <style:paragraph-properties fo:margin-top="0in" fo:margin-bottom="0in" style:contextual-spacing="false" fo:orphans="2" fo:widows="2"/>
      <style:text-properties fo:font-variant="normal" fo:text-transform="none" fo:color="#303030" loext:opacity="100%" style:font-name="Google Sans Text" fo:font-size="10.5pt" fo:letter-spacing="normal" fo:font-style="normal" fo:font-weight="normal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303030" loext:opacity="100%" style:font-name="Google Sans Text" fo:font-size="10.5pt" fo:letter-spacing="normal" fo:font-style="normal" fo:font-weight="normal" officeooo:rsid="000a5fe5" officeooo:paragraph-rsid="000a5fe5" style:font-size-asian="13.1000003814697pt" style:font-weight-asian="normal" style:font-size-complex="15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303030" loext:opacity="100%" style:font-name="Calibri1" fo:font-size="12pt" fo:letter-spacing="normal" fo:font-style="normal" fo:font-weight="normal" officeooo:rsid="000980d2" officeooo:paragraph-rsid="000980d2" style:font-size-asian="13.1000003814697pt" style:font-weight-asian="normal" style:font-size-complex="15pt" style:font-weight-complex="normal"/>
    </style:style>
    <style:style style:name="P37" style:family="paragraph" style:parent-style-name="Text_20_body" style:list-style-name="L11"/>
    <style:style style:name="P38" style:family="paragraph" style:parent-style-name="Text_20_body" style:list-style-name="L11">
      <style:paragraph-properties fo:margin-top="0in" fo:margin-bottom="0in" style:contextual-spacing="false"/>
    </style:style>
    <style:style style:name="P39" style:family="paragraph" style:parent-style-name="Text_20_body" style:list-style-name="L12"/>
    <style:style style:name="P40" style:family="paragraph" style:parent-style-name="Text_20_body" style:list-style-name="L12">
      <style:paragraph-properties fo:margin-top="0in" fo:margin-bottom="0in" style:contextual-spacing="false"/>
    </style:style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top="0in" fo:margin-bottom="0in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4">
      <style:paragraph-properties fo:margin-top="0in" fo:margin-bottom="0in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>
      <style:text-properties fo:font-size="12pt" style:font-size-asian="12pt" style:font-size-complex="12pt"/>
    </style:style>
    <style:style style:name="P48" style:family="paragraph" style:parent-style-name="Text_20_body" style:list-style-name="L1">
      <style:paragraph-properties fo:margin-top="0in" fo:margin-bottom="0in" style:contextual-spacing="false"/>
      <style:text-properties style:font-name="Calibri1" fo:letter-spacing="normal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Calibri1" fo:letter-spacing="normal"/>
    </style:style>
    <style:style style:name="P50" style:family="paragraph" style:parent-style-name="Text_20_body">
      <style:text-properties style:font-name="Calibri1" fo:letter-spacing="normal"/>
    </style:style>
    <style:style style:name="P51" style:family="paragraph" style:parent-style-name="Text_20_body" style:list-style-name="L2">
      <style:paragraph-properties fo:margin-top="0in" fo:margin-bottom="0in" style:contextual-spacing="false"/>
      <style:text-properties style:font-name="Calibri1" fo:letter-spacing="normal"/>
    </style:style>
    <style:style style:name="P52" style:family="paragraph" style:parent-style-name="Text_20_body" style:list-style-name="L3">
      <style:paragraph-properties fo:margin-top="0in" fo:margin-bottom="0in" style:contextual-spacing="false"/>
      <style:text-properties style:font-name="Calibri1" fo:letter-spacing="normal"/>
    </style:style>
    <style:style style:name="P53" style:family="paragraph" style:parent-style-name="Text_20_body" style:list-style-name="L4">
      <style:paragraph-properties fo:margin-top="0in" fo:margin-bottom="0in" style:contextual-spacing="false"/>
      <style:text-properties style:font-name="Calibri1" fo:letter-spacing="normal"/>
    </style:style>
    <style:style style:name="P5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Calibri1" fo:letter-spacing="normal"/>
    </style:style>
    <style:style style:name="P55" style:family="paragraph" style:parent-style-name="Text_20_body">
      <style:text-properties style:font-name="Calibri1"/>
    </style:style>
    <style:style style:name="T1" style:family="text">
      <style:text-properties officeooo:rsid="00091181"/>
    </style:style>
    <style:style style:name="T2" style:family="text">
      <style:text-properties fo:font-variant="normal" fo:text-transform="none" fo:color="#303030" loext:opacity="100%"/>
    </style:style>
    <style:style style:name="T3" style:family="text">
      <style:text-properties fo:font-variant="normal" fo:text-transform="none" fo:color="#303030" loext:opacity="100%" style:font-name="Google Sans Text" fo:font-size="12pt" fo:letter-spacing="normal" fo:font-style="normal"/>
    </style:style>
    <style:style style:name="T4" style:family="text">
      <style:text-properties fo:font-variant="normal" fo:text-transform="none" fo:color="#303030" loext:opacity="100%" style:font-name="Google Sans Text" fo:font-size="12pt" fo:letter-spacing="normal" fo:font-style="normal" fo:font-weight="normal"/>
    </style:style>
    <style:style style:name="T5" style:family="text">
      <style:text-properties fo:font-variant="normal" fo:text-transform="none" fo:color="#303030" loext:opacity="100%" style:font-name="Google Sans Text" fo:font-size="12pt" fo:font-style="normal" fo:font-weight="normal"/>
    </style:style>
    <style:style style:name="T6" style:family="text">
      <style:text-properties fo:font-variant="normal" fo:text-transform="none" fo:color="#303030" loext:opacity="100%" style:font-name="Google Sans Text" fo:font-size="12pt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03030" loext:opacity="100%" style:font-name="Google Sans Text" fo:font-size="12pt" fo:font-style="normal" officeooo:rsid="000980d2"/>
    </style:style>
    <style:style style:name="T8" style:family="text">
      <style:text-properties fo:font-variant="normal" fo:text-transform="none" fo:color="#303030" loext:opacity="100%" style:font-name="Google Sans Text" fo:letter-spacing="normal"/>
    </style:style>
    <style:style style:name="T9" style:family="text">
      <style:text-properties fo:font-variant="normal" fo:text-transform="none" fo:color="#303030" loext:opacity="100%" fo:letter-spacing="normal"/>
    </style:style>
    <style:style style:name="T10" style:family="text">
      <style:text-properties fo:font-variant="normal" fo:text-transform="none" fo:color="#303030" loext:opacity="100%" fo:font-size="12pt" fo:letter-spacing="normal" fo:font-style="normal"/>
    </style:style>
    <style:style style:name="T11" style:family="text">
      <style:text-properties fo:font-variant="normal" fo:text-transform="none" fo:color="#303030" loext:opacity="100%" fo:font-size="12pt" fo:letter-spacing="normal" fo:font-style="normal" fo:font-weight="normal"/>
    </style:style>
    <style:style style:name="T12" style:family="text">
      <style:text-properties fo:font-variant="normal" fo:text-transform="none" fo:color="#303030" loext:opacity="100%" fo:font-size="12pt" fo:font-style="normal" officeooo:rsid="000980d2"/>
    </style:style>
    <style:style style:name="T13" style:family="text">
      <style:text-properties fo:font-variant="normal" fo:text-transform="none" fo:color="#303030" loext:opacity="100%" fo:font-size="12pt" fo:font-style="normal" fo:font-weight="normal"/>
    </style:style>
    <style:style style:name="T14" style:family="text">
      <style:text-properties fo:font-variant="normal" fo:text-transform="none" fo:color="#303030" loext:opacity="100%" fo:font-size="12pt" fo:font-style="normal" fo:font-weight="normal" style:font-weight-asian="normal" style:font-weight-complex="normal"/>
    </style:style>
    <style:style style:name="T15" style:family="text">
      <style:text-properties fo:color="#303030" loext:opacity="100%" style:font-name="Google Sans Code" fo:letter-spacing="normal" fo:font-weight="bold"/>
    </style:style>
    <style:style style:name="T16" style:family="text">
      <style:text-properties fo:color="#303030" loext:opacity="100%" fo:letter-spacing="normal" fo:font-weight="bold"/>
    </style:style>
    <style:style style:name="T17" style:family="text">
      <style:text-properties fo:color="#303030" loext:opacity="100%" style:font-name="Calibri1" fo:letter-spacing="normal" fo:font-weight="bold"/>
    </style:style>
    <style:style style:name="T18" style:family="text">
      <style:text-properties fo:letter-spacing="normal"/>
    </style:style>
    <style:style style:name="T19" style:family="text">
      <style:text-properties fo:letter-spacing="normal" fo:font-weight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/>
    </style:style>
    <style:style style:name="T22" style:family="text">
      <style:text-properties style:font-name="Calibri1"/>
    </style:style>
    <style:style style:name="T23" style:family="text">
      <style:text-properties style:font-name="Calibri1" fo:letter-spacing="normal"/>
    </style:style>
    <style:style style:name="T24" style:family="text">
      <style:text-properties style:font-name="Calibri1" fo:letter-spacing="normal" fo:font-weight="bold"/>
    </style:style>
    <style:style style:name="T25" style:family="text">
      <style:text-properties style:font-name="Calibri1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esquisa sobre </text:span>Engenharia de Prompts</text:p>
      <text:p text:style-name="P2"/>
      <text:p text:style-name="P3"/>
      <text:p text:style-name="P14">Explique Engenharia de Prompts de forma simples:</text:p>
      <text:p text:style-name="P4"/>
      <text:p text:style-name="P15"><text:span text:style-name="T11">A Engenharia de Prompts</text:span><text:span text:style-name="T9"> </text:span><text:span text:style-name="T11">é a habilidade de fornecer instruções claras, detalhadas e bem estruturadas para um modelo de inteligência artificial (IA), garantindo que ele compreenda o seu objetivo e entregue o resultado exato de que você precisa. De forma simples, funciona como um briefing ou uma receita: quanto melhor você explicar o que quer, mais útil será a resposta da máquina</text:span></text:p>
      <text:p text:style-name="P4"><text:span text:style-name="T4"/></text:p>
      <text:p text:style-name="P14"><text:span text:style-name="T8">Quais são as melhores práticas?</text:span></text:p>
      <text:p text:style-name="P5"><text:span text:style-name="T3"/></text:p>
      <text:p text:style-name="P16"><text:span text:style-name="T12">a</text:span><text:span text:style-name="T14">s melhores práticas de Engenharia de Prompts baseiam-se na construção de instruções que sejam claras, estruturadas e ricas em contexto para extrair o máximo potencial dos modelos de IA. Para obter resultados consistentes e precisos, os especialistas recomendam a aplicação das seguintes diretrizes:</text:span></text:p>
      <text:p text:style-name="P18">1. Estrutura Fundamental (Os Pilares)</text:p>
      <text:p text:style-name="P19">Um prompt eficaz deve ser construído sobre quatro pilares essenciais:</text:p>
      <text:list xml:id="list3697906751" text:style-name="L1">
        <text:list-item>
          <text:p text:style-name="P48"><text:span text:style-name="T21">Papel (Persona):</text:span> Defina quem a IA deve ser (ex: "Você é um advogado especialista em direito tributário"). Isso ajuda o modelo a adotar um tom e nível de conhecimento específicos.</text:p>
        </text:list-item>
        <text:list-item>
          <text:p text:style-name="P48"><text:span text:style-name="T21">Tarefa:</text:span> Seja extremamente específico sobre o comando e use <text:span text:style-name="T21">verbos de ação</text:span> (ex: "Analise", "Resuma", "Elabore").</text:p>
        </text:list-item>
        <text:list-item>
          <text:p text:style-name="P48"><text:span text:style-name="T21">Contexto:</text:span> Forneça todas as informações de fundo necessárias, como público-alvo e limitações.</text:p>
        </text:list-item>
        <text:list-item>
          <text:p text:style-name="P48"><text:span text:style-name="T21">Formato de Saída:</text:span> Determine como você quer a resposta (ex: tabela, lista de tópicos, código JSON ou parágrafos curtos).</text:p>
        </text:list-item>
      </text:list>
      <text:p text:style-name="P49">2. Técnicas de Refinamento de Raciocínio</text:p>
      <text:p text:style-name="P50">Para tarefas complexas, o uso de técnicas específicas pode aumentar drasticamente a precisão:</text:p>
      <text:list xml:id="list2026297833" text:style-name="L2">
        <text:list-item>
          <text:p text:style-name="P51"><text:span text:style-name="T21">Chain-of-Thought (Cadeia de Pensamento):</text:span> Instrua a IA a <text:span text:style-name="T21">"pensar passo a passo"</text:span>. Isso força o modelo a decompor problemas lógicos em etapas intermediárias antes de entregar a conclusão final.</text:p>
        </text:list-item>
        <text:list-item>
          <text:p text:style-name="P51"><text:span text:style-name="T21">Few-Shot Prompting:</text:span> Em vez de apenas pedir a tarefa (Zero-Shot), forneça de <text:span text:style-name="T21">2 a 5 exemplos</text:span> de entradas e saídas esperadas para que a IA aprenda o padrão desejado.</text:p>
        </text:list-item>
        <text:list-item>
          <text:p text:style-name="P51"><text:span text:style-name="T21">Decomposição de Tarefas:</text:span> Divida problemas grandes em subtarefas menores e gerenciáveis para evitar sobrecarga e erros.</text:p>
        </text:list-item>
        <text:list-item>
          <text:p text:style-name="P51"><text:span text:style-name="T21">Least-to-Most:</text:span> Comece pedindo a resolução dos aspectos mais simples de um problema e avance gradualmente para os mais complexos.</text:p>
        </text:list-item>
      </text:list>
      <text:p text:style-name="P49">3. Organização e Formatação do Prompt</text:p>
      <text:p text:style-name="P50">A maneira como os dados são organizados no prompt influencia a compreensão do modelo:</text:p>
      <text:list xml:id="list4224424723" text:style-name="L3">
        <text:list-item>
          <text:p text:style-name="P20"><text:soft-page-break/><text:span text:style-name="T24">Uso de Delimitadores e Tags XML:</text:span><text:span text:style-name="T23"> Utilize marcadores como </text:span><text:span text:style-name="Source_20_Text"><text:span text:style-name="T17">"""</text:span></text:span><text:span text:style-name="T23">, </text:span><text:span text:style-name="Source_20_Text"><text:span text:style-name="T17">###</text:span></text:span><text:span text:style-name="T23"> ou </text:span><text:span text:style-name="T24">tags XML</text:span><text:span text:style-name="T23"> (ex: </text:span><text:span text:style-name="Source_20_Text"><text:span text:style-name="T17">&lt;instruções&gt;</text:span></text:span><text:span text:style-name="T23">, </text:span><text:span text:style-name="Source_20_Text"><text:span text:style-name="T17">&lt;contexto&gt;</text:span></text:span><text:span text:style-name="T23">, </text:span><text:span text:style-name="Source_20_Text"><text:span text:style-name="T17">&lt;exemplo&gt;</text:span></text:span><text:span text:style-name="T23">) para separar claramente diferentes partes do comando.</text:span></text:p>
        </text:list-item>
        <text:list-item>
          <text:p text:style-name="P52"><text:span text:style-name="T21">Dados Longos no Topo:</text:span> Ao trabalhar com documentos extensos, coloque o texto de referência ou os dados no início do prompt, deixando as instruções e perguntas para o final.</text:p>
        </text:list-item>
        <text:list-item>
          <text:p text:style-name="P52"><text:span text:style-name="T21">Instruções Positivas:</text:span> Prefira dizer à IA <text:span text:style-name="T21">o que ela deve fazer</text:span> em vez do que ela não deve fazer (ex: em vez de "não use markdown", use "escreva apenas em texto simples").</text:p>
        </text:list-item>
      </text:list>
      <text:p text:style-name="P49">4. Validação e Iteração</text:p>
      <text:p text:style-name="P50">A Engenharia de Prompts é um processo experimental:</text:p>
      <text:list xml:id="list3970268579" text:style-name="L4">
        <text:list-item>
          <text:p text:style-name="P53"><text:span text:style-name="T21">Ciclo de Teste e Ajuste:</text:span> Trate a interação como uma conversa; se a resposta não for ideal, refine as instruções adicionando mais detalhes ou restrições.</text:p>
        </text:list-item>
        <text:list-item>
          <text:p text:style-name="P53"><text:span text:style-name="T21">Autenticação e Citação:</text:span> Para reduzir "alucinações" (informações inventadas), peça que a IA <text:span text:style-name="T21">cite fontes</text:span> ou justifique seus passos antes de dar a resposta final.</text:p>
        </text:list-item>
        <text:list-item>
          <text:p text:style-name="P54"><text:span text:style-name="T13">Auto-correção:</text:span><text:span text:style-name="T2"> </text:span><text:span text:style-name="T13">Você pode pedir para a IA revisar o próprio rascunho com base em critérios de sucesso específicos que você fornecer</text:span></text:p>
        </text:list-item>
      </text:list>
      <text:p text:style-name="P17"><text:span text:style-name="T10"/></text:p>
      <text:p text:style-name="P17"><text:span text:style-name="T10"/></text:p>
      <text:p text:style-name="P12">Resuma todo o conteúdo das fontes</text:p>
      <text:p text:style-name="P13"><text:span text:style-name="T10"/></text:p>
      <text:p text:style-name="P33"><text:span text:style-name="T25">A Engenharia de Prompts é consolidada nas fontes como uma disciplina essencial para a era da inteligência artificial, atuando como a </text:span><text:span text:style-name="Strong_20_Emphasis"><text:span text:style-name="T25">ponte entre a linguagem natural humana e o processamento complexo dos grandes modelos de linguagem (LLMs)</text:span></text:span><text:span text:style-name="T25">. Ela é descrita tanto como uma arte quanto uma ciência que permite moldar o comportamento da IA para obter resultados precisos, úteis e seguros.</text:span></text:p>
      <text:p text:style-name="P55">Abaixo, os principais temas abordados no conteúdo das fontes:</text:p>
      <text:h text:style-name="P1" text:outline-level="3">1. Definições e Analogias Fundamentais</text:h>
      <text:list xml:id="list1557330572" text:style-name="L5">
        <text:list-item>
          <text:p text:style-name="P22"><text:span text:style-name="Strong_20_Emphasis"><text:span text:style-name="T22">O "Chef" da IA:</text:span></text:span><text:span text:style-name="T22"> Uma analogia comum descreve a IA como uma cozinha equipada e a Engenharia de Prompts como o papel do </text:span><text:span text:style-name="Strong_20_Emphasis"><text:span text:style-name="T22">chef</text:span></text:span><text:span text:style-name="T22">, que seleciona e organiza os "ingredientes" (informações) e define a "receita" (instruções) para criar o prato perfeito. </text:span></text:p>
        </text:list-item>
        <text:list-item>
          <text:p text:style-name="P22"><text:span text:style-name="Strong_20_Emphasis"><text:span text:style-name="T22">Programação em Linguagem Natural:</text:span></text:span><text:span text:style-name="T22"> Diferente da programação tradicional, a engenharia de prompts permite "programar" modelos usando palavras, moldando como a máquina processa informações e gera respostas. </text:span></text:p>
        </text:list-item>
        <text:list-item>
          <text:p text:style-name="P21"><text:span text:style-name="Strong_20_Emphasis"><text:span text:style-name="T22">Habilidade Estratégica:</text:span></text:span><text:span text:style-name="T22"> Em 2025, estima-se que 75% das organizações usarão IA generativa, tornando essa competência indispensável para produtividade e inovação. </text:span></text:p>
        </text:list-item>
      </text:list>
      <text:h text:style-name="P1" text:outline-level="3">2. Estruturas e Pilares de um Bom Prompt</text:h>
      <text:p text:style-name="Text_20_body"><text:span text:style-name="T22">As fontes convergem para modelos estruturados de criação, como o </text:span><text:span text:style-name="Strong_20_Emphasis"><text:span text:style-name="T22">framework RTF (Role, Task, Format)</text:span></text:span><text:span text:style-name="T22">. Os elementos principais incluem:</text:span></text:p>
      <text:list xml:id="list3477787170" text:style-name="L6">
        <text:list-item>
          <text:p text:style-name="P24"><text:span text:style-name="Strong_20_Emphasis"><text:span text:style-name="T22">Papel (Role/Persona):</text:span></text:span><text:span text:style-name="T22"> Definir quem a IA deve ser (ex: "especialista em marketing" ou "professor") ativa domínios específicos de conhecimento e ajusta o tom. </text:span></text:p>
        </text:list-item>
        <text:list-item>
          <text:p text:style-name="P24"><text:soft-page-break/><text:span text:style-name="Strong_20_Emphasis">Tarefa (Task):</text:span> O comando central deve ser claro e usar verbos de ação específicos. </text:p>
        </text:list-item>
        <text:list-item>
          <text:p text:style-name="P24"><text:span text:style-name="Strong_20_Emphasis">Contexto (Context):</text:span> Fornecer informações de fundo, público-alvo e limitações para evitar respostas genéricas. </text:p>
        </text:list-item>
        <text:list-item>
          <text:p text:style-name="P23"><text:span text:style-name="Strong_20_Emphasis">Formato de Saída (Format):</text:span> Especificar se o resultado deve ser uma tabela, lista, código JSON, ou um resumo em 100 palavras. </text:p>
        </text:list-item>
      </text:list>
      <text:h text:style-name="Heading_20_3" text:outline-level="3">3. Técnicas Avançadas de Raciocínio</text:h>
      <text:p text:style-name="Text_20_body">As fontes detalham diversas técnicas para melhorar a lógica dos modelos:</text:p>
      <text:list xml:id="list3581027937" text:style-name="L7">
        <text:list-item>
          <text:p text:style-name="P26"><text:span text:style-name="Strong_20_Emphasis">Chain-of-Thought (CoT):</text:span> Instruir a IA a <text:span text:style-name="Strong_20_Emphasis">"pensar passo a passo"</text:span>. Essa técnica decompõe problemas complexos em etapas intermediárias, aumentando drasticamente a precisão em tarefas lógicas e matemáticas. </text:p>
        </text:list-item>
        <text:list-item>
          <text:p text:style-name="P26"><text:span text:style-name="Strong_20_Emphasis">Few-Shot Prompting:</text:span> Fornecer de <text:span text:style-name="Strong_20_Emphasis">2 a 5 exemplos</text:span> de entrada e saída antes da solicitação real, ajudando o modelo a entender o padrão esperado. </text:p>
        </text:list-item>
        <text:list-item>
          <text:p text:style-name="P26"><text:span text:style-name="Strong_20_Emphasis">Self-Consistency (Autoconsistência):</text:span> Gerar várias respostas para a mesma pergunta e selecionar a mais comum ou lógica para evitar erros ocasionais. </text:p>
        </text:list-item>
        <text:list-item>
          <text:p text:style-name="P26"><text:span text:style-name="Strong_20_Emphasis">Least-to-Most:</text:span> Resolver uma tarefa complexa começando pelo aspecto mais simples e evoluindo gradualmente. </text:p>
        </text:list-item>
        <text:list-item>
          <text:p text:style-name="P25"><text:span text:style-name="Strong_20_Emphasis">RAG (Retrieval Augmented Generation):</text:span> Integrar a IA a bases de dados externas e atualizadas para reduzir alucinações e fornecer respostas baseadas em fatos reais. </text:p>
        </text:list-item>
      </text:list>
      <text:h text:style-name="Heading_20_3" text:outline-level="3">4. Práticas Específicas para Modelos (Claude Opus e Sonnet)</text:h>
      <text:p text:style-name="Text_20_body">O guia técnico para os modelos Claude destaca novas funcionalidades:</text:p>
      <text:list xml:id="list3690086097" text:style-name="L8">
        <text:list-item>
          <text:p text:style-name="P28"><text:span text:style-name="Strong_20_Emphasis">Níveis de Esforço (Effort):</text:span> Parâmetros que permitem equilibrar inteligência, velocidade e custo (níveis de <text:span text:style-name="Emphasis">low</text:span> a <text:span text:style-name="Emphasis">max</text:span>). </text:p>
        </text:list-item>
        <text:list-item>
          <text:p text:style-name="P28"><text:span text:style-name="Strong_20_Emphasis">Pensamento Adaptativo:</text:span> O modelo decide dinamicamente quando e quanto precisa raciocinar antes de responder. </text:p>
        </text:list-item>
        <text:list-item>
          <text:p text:style-name="P27"><text:span text:style-name="Strong_20_Emphasis">Tags XML:</text:span> O uso de tags (ex: <text:span text:style-name="Source_20_Text">&lt;instructions&gt;</text:span>, <text:span text:style-name="Source_20_Text">&lt;context&gt;</text:span>) ajuda o modelo a analisar prompts complexos sem ambiguidade. </text:p>
        </text:list-item>
      </text:list>
      <text:h text:style-name="Heading_20_3" text:outline-level="3">5. Aplicações no Setor Jurídico e Ética</text:h>
      <text:list xml:id="list2440970099" text:style-name="L9">
        <text:list-item>
          <text:p text:style-name="P30"><text:span text:style-name="Strong_20_Emphasis">Potencialização, não Substituição:</text:span> Especialistas jurídicos afirmam que a IA não substituirá advogados, mas os profissionais que usam IA substituirão aqueles que não usam. </text:p>
        </text:list-item>
        <text:list-item>
          <text:p text:style-name="P30"><text:span text:style-name="Strong_20_Emphasis">Responsabilidade e Alucinações:</text:span> Um grande risco são as "alucinações", onde a IA inventa fatos ou jurisprudências inexistentes. É reforçado que a <text:span text:style-name="Strong_20_Emphasis">responsabilidade ética e civil final é sempre do profissional humano</text:span> que assina o trabalho. </text:p>
        </text:list-item>
        <text:list-item>
          <text:p text:style-name="P29"><text:span text:style-name="Strong_20_Emphasis">Uso Prático:</text:span> Aplicações incluem resumos de processos extensos, simulação de argumentos da parte contrária e criação de planos de marketing jurídico. </text:p>
        </text:list-item>
      </text:list>
      <text:h text:style-name="Heading_20_3" text:outline-level="3">6. Tendências para 2026</text:h>
      <text:list xml:id="list1584032350" text:style-name="L10">
        <text:list-item>
          <text:p text:style-name="P32"><text:span text:style-name="Strong_20_Emphasis">Prompts como Linguagem de Programação:</text:span> A interação sofisticada com modelos se tornará a forma primária de desenvolvimento de software. </text:p>
        </text:list-item>
        <text:list-item>
          <text:p text:style-name="P32"><text:soft-page-break/><text:span text:style-name="Strong_20_Emphasis">Sistemas Multiagentes:</text:span> A evolução dos "copilotos" para agentes autônomos que executam tarefas de ponta a ponta, revisam a própria performance e interagem entre si. </text:p>
        </text:list-item>
        <text:list-item>
          <text:p text:style-name="P31"><text:span text:style-name="Strong_20_Emphasis">IA Invisível:</text:span> A tecnologia deixará de ser experimental para se tornar a infraestrutura crítica e "invisível" que sustenta negócios e ciência. </text:p>
        </text:list-item>
      </text:list>
      <text:p text:style-name="Text_20_body">As fontes concluem que a <text:span text:style-name="Strong_20_Emphasis">clareza supera a criatividade</text:span> e que o refinamento iterativo — tratar a IA como um colaborador inteligente, mas que precisa de contexto — é o segredo para resultados profissionais consistentes.</text:p>
      <text:p text:style-name="P8"><text:span text:style-name="T3"/></text:p>
      <text:p text:style-name="P10">Crie exemplos práticos</text:p>
      <text:p text:style-name="P8"/>
      <text:h text:style-name="Heading_20_3" text:outline-level="3">1. Framework RTF (Papel, Tarefa e Formato)</text:h>
      <text:p text:style-name="Text_20_body">Esta é a estrutura básica mais eficaz para iniciantes.</text:p>
      <text:list xml:id="list2513055239" text:style-name="L11">
        <text:list-item>
          <text:p text:style-name="P38"><text:span text:style-name="Strong_20_Emphasis">Papel (Role):</text:span> "Você é um especialista em marketing digital com 10 anos de experiência". </text:p>
        </text:list-item>
        <text:list-item>
          <text:p text:style-name="P38"><text:span text:style-name="Strong_20_Emphasis">Tarefa (Task):</text:span> "Crie um plano de conteúdo para Instagram focado em pequenas empresas". </text:p>
        </text:list-item>
        <text:list-item>
          <text:p text:style-name="P37"><text:span text:style-name="Strong_20_Emphasis">Formato (Format):</text:span> "Organize em um cronograma semanal com tipos de post e legendas sugeridas". </text:p>
        </text:list-item>
      </text:list>
      <text:h text:style-name="Heading_20_3" text:outline-level="3">2. Comparações "Antes e Depois"</text:h>
      <text:p text:style-name="Text_20_body">As fontes mostram como transformar comandos vagos em instruções profissionais:</text:p>
      <text:list xml:id="list1191246047" text:style-name="L12">
        <text:list-item>
          <text:p text:style-name="P39"><text:span text:style-name="Strong_20_Emphasis">Criação de Conteúdo:</text:span></text:p>
          <text:list>
            <text:list-item>
              <text:p text:style-name="P40"><text:span text:style-name="Strong_20_Emphasis">❌ Prompt ruim:</text:span> "Escreva um artigo sobre IA". </text:p>
            </text:list-item>
            <text:list-item>
              <text:p text:style-name="P40"><text:span text:style-name="Strong_20_Emphasis">✅ Prompt aprimorado:</text:span> "Você é um <text:span text:style-name="Strong_20_Emphasis">jornalista de tecnologia</text:span> escrevendo para empreendedores brasileiros. Escreva um <text:span text:style-name="Strong_20_Emphasis">artigo de 800 palavras</text:span> explicando como chatbots podem melhorar o atendimento. Inclua: 1) Introdução com exemplo real, 2) Três benefícios com dados, 3) Dicas de implementação. Use um <text:span text:style-name="Strong_20_Emphasis">tom profissional mas acessível</text:span>". </text:p>
            </text:list-item>
          </text:list>
        </text:list-item>
        <text:list-item>
          <text:p text:style-name="P39"><text:span text:style-name="Strong_20_Emphasis">Análise de Dados:</text:span></text:p>
          <text:list>
            <text:list-item>
              <text:p text:style-name="P40"><text:span text:style-name="Strong_20_Emphasis">❌ Prompt ruim:</text:span> "Analise estes dados de vendas". </text:p>
            </text:list-item>
            <text:list-item>
              <text:p text:style-name="P39"><text:span text:style-name="Strong_20_Emphasis">✅ Prompt aprimorado:</text:span> "Você é um <text:span text:style-name="Strong_20_Emphasis">analista de dados especializado em varejo</text:span>. Analise os dados do Q3 anexados. Forneça: 1) Principais tendências, 2) Top 3 produtos, 3) Comparação com o trimestre anterior. Apresente em <text:span text:style-name="Strong_20_Emphasis">tópicos com percentuais específicos</text:span>". </text:p>
            </text:list-item>
          </text:list>
        </text:list-item>
      </text:list>
      <text:h text:style-name="Heading_20_3" text:outline-level="3">3. Técnicas de Raciocínio Passo a Passo</text:h>
      <text:p text:style-name="Text_20_body">Essas técnicas são usadas para aumentar a precisão em tarefas complexas ou lógicas.</text:p>
      <text:list xml:id="list2564757414" text:style-name="L13">
        <text:list-item>
          <text:p text:style-name="P41"><text:span text:style-name="Strong_20_Emphasis">Zero-Shot Chain-of-Thought (CoT):</text:span> Consiste em apenas adicionar o comando para a IA pensar antes de responder.</text:p>
          <text:list>
            <text:list-item>
              <text:p text:style-name="P42"><text:span text:style-name="Strong_20_Emphasis">Exemplo:</text:span> "Se João tem o dobro da idade de Maria, e Maria tem 5 anos, qual a idade de João? <text:span text:style-name="Strong_20_Emphasis">Explique seu raciocínio passo a passo</text:span>". </text:p>
            </text:list-item>
          </text:list>
        </text:list-item>
        <text:list-item>
          <text:p text:style-name="P41"><text:soft-page-break/><text:span text:style-name="Strong_20_Emphasis">Few-Shot Prompting:</text:span> Fornece exemplos para que a IA aprenda o padrão desejado.</text:p>
          <text:list>
            <text:list-item>
              <text:p text:style-name="P41"><text:span text:style-name="Strong_20_Emphasis">Exemplo:</text:span> "Aqui estão exemplos de tradução: 'O cachorro está na rua' -&gt; 'Le chien est dans la rue'. Agora, traduza: 'O gato está no telhado'". </text:p>
            </text:list-item>
          </text:list>
        </text:list-item>
      </text:list>
      <text:h text:style-name="Heading_20_3" text:outline-level="3">4. Exemplos para o Setor Jurídico e Negócios</text:h>
      <text:list xml:id="list463631296" text:style-name="L14">
        <text:list-item>
          <text:p text:style-name="P44"><text:span text:style-name="Strong_20_Emphasis">Simulação de Cenários:</text:span> "Aja como o <text:span text:style-name="Strong_20_Emphasis">advogado da parte contrária</text:span> e, considerando esta petição [anexo], liste os três argumentos principais que você usaria para contestá-la". </text:p>
        </text:list-item>
        <text:list-item>
          <text:p text:style-name="P44"><text:span text:style-name="Strong_20_Emphasis">Estrutura de Prompts Longos (Tags XML):</text:span> Use marcadores para separar as informações e evitar confusão. </text:p>
          <text:list>
            <text:list-item>
              <text:p text:style-name="P43"><text:span text:style-name="Strong_20_Emphasis">Exemplo:</text:span> <text:span text:style-name="Source_20_Text">&lt;contexto&gt; Você é um consultor tributário &lt;/contexto&gt;</text:span> <text:span text:style-name="Source_20_Text">&lt;instruções&gt; Analise a conformidade do documento abaixo &lt;/instruções&gt;</text:span> <text:span text:style-name="Source_20_Text">&lt;documento&gt; [Texto do contrato] &lt;/documento&gt;</text:span>. </text:p>
            </text:list-item>
          </text:list>
        </text:list-item>
      </text:list>
      <text:h text:style-name="Heading_20_3" text:outline-level="3">5. Resumos de Alta Precisão</text:h>
      <text:p text:style-name="Text_20_body">Para evitar resumos genéricos, especifique as métricas de sucesso.</text:p>
      <text:list xml:id="list3019265635" text:style-name="L15">
        <text:list-item>
          <text:p text:style-name="P45"><text:span text:style-name="Strong_20_Emphasis">Exemplo:</text:span> "Resuma este artigo em exatamente <text:span text:style-name="Strong_20_Emphasis">100 palavras</text:span>, destacando apenas as conclusões e os pontos que impactam o setor de tecnologia no Brasil". </text:p>
        </text:list-item>
      </text:list>
      <text:h text:style-name="Heading_20_3" text:outline-level="3">Dica de Refinamento (O "Enfeite")</text:h>
      <text:p text:style-name="Text_20_body">Para resultados ainda mais personalizados, você pode adicionar um "contorno" final ao prompt.</text:p>
      <text:list xml:id="list1986440113" text:style-name="L16">
        <text:list-item>
          <text:p text:style-name="P46"><text:span text:style-name="Strong_20_Emphasis">Exemplo:</text:span> "Escreva a resposta usando <text:span text:style-name="Strong_20_Emphasis">linguagem irônica</text:span>" ou "Adicione <text:span text:style-name="Strong_20_Emphasis">emojis relevantes</text:span> antes de cada parágrafo". </text:p>
        </text:list-item>
      </text:list>
      <text:p text:style-name="P8"><text:span text:style-name="T3"/></text:p>
      <text:p text:style-name="P9"/>
      <text:p text:style-name="P9">Explicação pessoal:</text:p>
      <text:p text:style-name="P9"/>
      <text:p text:style-name="P36">O comportamento das respostas pode ser entendido como um tipo de “funil”, moldado pelas fontes utilizadas. Isso leva a uma percepção semelhante à de uma pessoa que cresceu ouvindo apenas um lado da história, sem ter a oportunidade de explorar outras perspectivas em busca da verdade.</text:p>
      <text:p text:style-name="P47">Essa também é uma característica do NotebookLM: ele responde com base nas fontes que você fornece, o que pode limitar ou direcionar o tipo de resposta obtida.</text:p>
      <text:p text:style-name="P47">Por outro lado, essa mesma característica pode ser extremamente útil, pois permite uma aprendizagem rápida e focada, facilitando a memorização de conteúdos como artigos e livros, além de ser uma boa ferramenta para apoiar debates — já que as respostas são fundamentadas nas referências selecionadas.</text:p>
      <text:p text:style-name="P6"/>
      <text:p text:style-name="P6"/>
      <text:p text:style-name="P6"/>
      <text:p text:style-name="P6"/>
      <text:p text:style-name="P11"><text:soft-page-break/>FONTES</text:p>
      <text:p text:style-name="P7"/>
      <text:p text:style-name="P7"/>
      <text:p text:style-name="P35"><text:span text:style-name="T21">Chain-of-Thought Prompting: O Que é e Como Usar?</text:span> – Artigo de Mario Filho sobre a técnica de decomposição de problemas em etapas lógicas.</text:p>
      <text:list xml:id="list2349637097" text:style-name="L17">
        <text:list-item>
          <text:p text:style-name="P34"><text:span text:style-name="T21">ENGENHARIA DE PROMPT: Uma análise das "alucinações" em Inteligências Artificiais Generativas</text:span> – Trabalho de William Jeferson Luis da Silva (FEPESMIG) focado na redução de erros e respostas irreais da IA.</text:p>
        </text:list-item>
        <text:list-item>
          <text:p text:style-name="P34"><text:span text:style-name="T21">Engenharia de Prompt: Guia Completo para Iniciantes em 2025</text:span> – Publicação de Marcos Antônio no TecJustiça, detalhando estatísticas de mercado e o framework RTF.</text:p>
        </text:list-item>
        <text:list-item>
          <text:p text:style-name="P34"><text:span text:style-name="T21">Engenharia de Prompt: Um Guia Prático Para Quem Está Começando</text:span> – Artigo de Joelma Campos na plataforma DIO, apresentando checklists e passos práticos para bons comandos.</text:p>
        </text:list-item>
        <text:list-item>
          <text:p text:style-name="P34"><text:span text:style-name="T21">Engenharia de Prompt: entenda o conceito em menos de 5 minutos</text:span> – Guia de Natália Silva na DIO, utilizando a analogia da cozinha e do chef para explicar o conceito.</text:p>
        </text:list-item>
        <text:list-item>
          <text:p text:style-name="P34"><text:span text:style-name="T21">Engenharia de prompts para o uso de IA generativa nos serviços jurídicos</text:span> – Transcrição de webinar da ThomsonReuters LATAM com especialistas jurídicos sobre produtividade e ética.</text:p>
        </text:list-item>
        <text:list-item>
          <text:p text:style-name="P34"><text:span text:style-name="T21">Guia Básico de Engenharia de Prompts</text:span> – Documento do ChatGPT Brasil inspirado em estratégias da OpenAI para prompts eficazes.</text:p>
        </text:list-item>
        <text:list-item>
          <text:p text:style-name="P34"><text:span text:style-name="T21">Guia de Engenharia Prompt</text:span> – Recurso educativo da DAIR.AI sobre o desenvolvimento e otimização de comandos para modelos de linguagem.</text:p>
        </text:list-item>
        <text:list-item>
          <text:p text:style-name="P34"><text:span text:style-name="T21">Melhores práticas de prompting</text:span> – Documentação técnica da Anthropic para os modelos Claude, abordando níveis de esforço e pensamento adaptativo.</text:p>
        </text:list-item>
        <text:list-item>
          <text:p text:style-name="P34"><text:span text:style-name="T21">O que é engenharia de prompt?</text:span> – Explicação da IBM sobre por que essa habilidade é crítica para liberar o potencial dos modelos de base.</text:p>
        </text:list-item>
        <text:list-item>
          <text:p text:style-name="P34"><text:span text:style-name="T21">Tendências em IA para 2026: da infraestrutura crítica à maturidade tecnológica em uma 'era invisível'</text:span> – Artigo do MBA USP em IA e Big Data sobre a evolução dos prompts para linguagens de programação.</text:p>
        </text:list-item>
        <text:list-item>
          <text:p text:style-name="P34"><text:span text:style-name="T21">A Systematic Survey of Prompt Engineering in Large Language Models</text:span> – Estudo acadêmico sistemático (arXiv:2402.07927v2) que categoriza mais de 40 técnicas de engenharia de prompts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Google Sans Code" svg:font-family="'Google Sans Code'"/>
    <style:font-face style:name="Google Sans Text" svg:font-family="'Google Sans Text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5:32:31.838814778</meta:creation-date>
    <dc:date>2026-04-21T15:55:54.369612999</dc:date>
    <meta:editing-duration>PT2M39S</meta:editing-duration>
    <meta:editing-cycles>1</meta:editing-cycles>
    <meta:document-statistic meta:table-count="0" meta:image-count="0" meta:object-count="0" meta:page-count="6" meta:paragraph-count="109" meta:word-count="2053" meta:character-count="13190" meta:non-whitespace-character-count="11258"/>
    <meta:generator>LibreOffice/7.2.7.2$Linux_X86_64 LibreOffice_project/8d71d29d553c0f7dcbfa38fbfda25ee34cce99a2</meta:generator>
  </office:meta>
</office:document-meta>
</file>